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28000003794DC3028AB90DEBC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4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1.40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font-name="Liberation Serif"/>
    </style:style>
    <style:style style:name="P3" style:family="paragraph">
      <loext:graphic-properties draw:fill="none" draw:fill-color="#ffffff"/>
      <style:text-properties style:font-name="Liberation Serif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853cm" svg:height="18.757cm" svg:x="0.087cm" svg:y="1cm">
          <draw:image xlink:href="Pictures/1000000000000528000003794DC3028AB90DEBC1.png" xlink:type="simple" xlink:show="embed" xlink:actuate="onLoad" loext:mime-type="image/png">
            <text:p/>
          </draw:image>
        </draw:frame>
        <draw:frame draw:style-name="gr2" draw:text-style-name="P3" draw:layer="layout" svg:width="2.54cm" svg:height="0.954cm" svg:x="9.382cm" svg:y="6.08cm">
          <draw:text-box>
            <text:p text:style-name="P2"><text:span text:style-name="T1">Flexure</text:span></text:p>
          </draw:text-box>
        </draw:frame>
        <draw:frame draw:style-name="gr2" draw:text-style-name="P3" draw:layer="layout" svg:width="3.429cm" svg:height="0.954cm" svg:x="3.921cm" svg:y="4.872cm">
          <draw:text-box>
            <text:p text:style-name="P2"><text:span text:style-name="T1">Proof Mass</text:span></text:p>
          </draw:text-box>
        </draw:frame>
        <draw:frame draw:style-name="gr3" draw:text-style-name="P3" draw:layer="layout" svg:width="4.699cm" svg:height="1.143cm" svg:x="2.143cm" svg:y="13.573cm">
          <draw:text-box>
            <text:p text:style-name="P2"><text:span text:style-name="T1">Optical Readout</text:span></text:p>
          </draw:text-box>
        </draw:frame>
        <draw:frame draw:style-name="gr3" draw:text-style-name="P3" draw:layer="layout" svg:width="4.699cm" svg:height="1.143cm" svg:x="18.907cm" svg:y="5.572cm">
          <draw:text-box>
            <text:p text:style-name="P2"><text:span text:style-name="T1">Lifting Screws</text:span></text:p>
          </draw:text-box>
        </draw:frame>
        <draw:line draw:style-name="gr4" draw:text-style-name="P4" draw:layer="layout" svg:x1="11.287cm" svg:y1="7.096cm" svg:x2="13.827cm" svg:y2="9.382cm">
          <text:p/>
        </draw:line>
        <draw:line draw:style-name="gr4" draw:text-style-name="P4" draw:layer="layout" svg:x1="6.588cm" svg:y1="5.826cm" svg:x2="7.35cm" svg:y2="7.604cm">
          <text:p/>
        </draw:line>
        <draw:line draw:style-name="gr4" draw:text-style-name="P4" draw:layer="layout" svg:x1="5.699cm" svg:y1="13.573cm" svg:x2="7.096cm" svg:y2="12.684cm">
          <text:p/>
        </draw:line>
        <draw:line draw:style-name="gr4" draw:text-style-name="P4" draw:layer="layout" svg:x1="19.669cm" svg:y1="6.588cm" svg:x2="17.383cm" svg:y2="10.906cm">
          <text:p/>
        </draw:line>
        <draw:line draw:style-name="gr4" draw:text-style-name="P4" draw:layer="layout" svg:x1="7.223cm" svg:y1="5.445cm" svg:x2="12.811cm" svg:y2="4.175cm">
          <text:p/>
        </draw:line>
        <draw:frame draw:style-name="gr5" draw:text-style-name="P3" draw:layer="layout" svg:width="5.715cm" svg:height="1.657cm" svg:x="21.828cm" svg:y="9.122cm">
          <draw:text-box>
            <text:p text:style-name="P2"><text:span text:style-name="T1">Capacitive Actuator</text:span></text:p>
          </draw:text-box>
        </draw:frame>
        <draw:line draw:style-name="gr4" draw:text-style-name="P4" draw:layer="layout" svg:x1="24.876cm" svg:y1="10.144cm" svg:x2="20.685cm" svg:y2="11.66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4-06T14:30:23.966466646</dc:date>
    <meta:editing-duration>PT5M35S</meta:editing-duration>
    <meta:editing-cycles>2</meta:editing-cycles>
    <meta:generator>LibreOffice/6.4.1.2$Linux_X86_64 LibreOffice_project/40$Build-2</meta:generator>
    <meta:document-statistic meta:object-count="12"/>
  </office:meta>
</office:document-meta>
</file>